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1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tyle="normal" style:font-style-asian="normal" style:font-style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tyle="normal" style:font-style-asian="normal" style:font-style-complex="normal"/>
    </style:style>
    <style:style style:name="P3" style:family="paragraph" style:parent-style-name="Standard">
      <style:paragraph-properties>
        <style:tab-stops>
          <style:tab-stop style:position="2.4307in"/>
        </style:tab-stops>
      </style:paragraph-properties>
      <style:text-properties style:font-name="Arial" fo:font-style="normal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tyle="normal" officeooo:paragraph-rsid="0015e8d7" style:font-style-asian="normal" style:font-style-complex="normal"/>
    </style:style>
    <style:style style:name="P5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style:font-name="Arial" fo:font-size="10pt" fo:font-style="normal" fo:font-weight="bold" style:font-size-asian="10pt" style:font-style-asian="normal" style:font-weight-asian="bold" style:font-size-complex="10pt" style:font-style-complex="normal"/>
    </style:style>
    <style:style style:name="P6" style:family="paragraph" style:parent-style-name="Standard">
      <style:paragraph-properties>
        <style:tab-stops>
          <style:tab-stop style:position="2.4307in"/>
        </style:tab-stops>
      </style:paragraph-properties>
      <style:text-properties style:font-name="Arial" fo:font-size="10pt" fo:font-style="normal" fo:font-weight="bold" style:font-size-asian="10pt" style:font-style-asian="normal" style:font-weight-asian="bold" style:font-size-complex="10pt" style:font-style-complex="normal"/>
    </style:style>
    <style:style style:name="P7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style:font-name="Arial" fo:font-size="10pt" fo:font-style="normal" style:font-size-asian="10pt" style:font-style-asian="normal" style:font-size-complex="10pt" style:font-style-complex="normal"/>
    </style:style>
    <style:style style:name="P8" style:family="paragraph" style:parent-style-name="Standard">
      <style:paragraph-properties>
        <style:tab-stops>
          <style:tab-stop style:position="2.4307in"/>
        </style:tab-stops>
      </style:paragraph-properties>
      <style:text-properties style:font-name="Arial" fo:font-size="10pt" fo:font-style="normal" style:font-size-asian="10pt" style:font-style-asian="normal" style:font-size-complex="10pt" style:font-style-complex="normal"/>
    </style:style>
    <style:style style:name="P9" style:family="paragraph" style:parent-style-name="Standard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style:font-name="Arial" fo:font-size="10pt" fo:language="en" fo:country="US" fo:font-style="normal" fo:font-weight="bold" style:font-size-asian="10pt" style:font-style-asian="normal" style:font-weight-asian="bold" style:font-size-complex="10pt" style:font-style-complex="normal"/>
    </style:style>
    <style:style style:name="P11" style:family="paragraph" style:parent-style-name="Standard">
      <style:text-properties style:font-name="Arial" fo:font-size="10pt" officeooo:paragraph-rsid="0015e8d7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6pt" fo:font-style="normal" style:font-size-asian="5.25pt" style:font-style-asian="normal" style:font-size-complex="6pt" style:font-style-complex="normal"/>
    </style:style>
    <style:style style:name="P13" style:family="paragraph" style:parent-style-name="Standard">
      <style:text-properties style:font-name="Arial" fo:font-size="6pt" fo:font-style="normal" style:font-size-asian="5.25pt" style:font-style-asian="normal" style:font-size-complex="6pt" style:font-style-complex="normal" style:font-weight-complex="bold"/>
    </style:style>
    <style:style style:name="P14" style:family="paragraph" style:parent-style-name="Standard">
      <style:text-properties style:font-name="Arial" fo:font-size="6pt" officeooo:paragraph-rsid="0015e8d7" style:font-size-asian="5.25pt" style:font-size-complex="6pt"/>
    </style:style>
    <style:style style:name="P15" style:family="paragraph" style:parent-style-name="Standard">
      <style:text-properties style:font-name="Arial" fo:font-size="6pt" officeooo:rsid="0015e8d7" officeooo:paragraph-rsid="0015e8d7" style:font-size-asian="5.25pt" style:font-size-complex="6pt"/>
    </style:style>
    <style:style style:name="P16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Arial" officeooo:paragraph-rsid="0015e8d7"/>
    </style:style>
    <style:style style:name="P17" style:family="paragraph" style:parent-style-name="Standard">
      <style:text-properties style:font-name="Arial" officeooo:paragraph-rsid="0015e8d7"/>
    </style:style>
    <style:style style:name="P18" style:family="paragraph" style:parent-style-name="Standard">
      <style:text-properties fo:color="#ff3333" style:font-name="Arial" fo:font-size="6pt" fo:font-style="normal" fo:font-weight="bold" officeooo:paragraph-rsid="0015e8d7" style:font-size-asian="5.25pt" style:font-style-asian="normal" style:font-weight-asian="bold" style:font-name-complex="Liberation Sans1" style:font-size-complex="6pt" style:font-style-complex="normal" style:font-weight-complex="bold"/>
    </style:style>
    <style:style style:name="P19" style:family="paragraph" style:parent-style-name="Standard">
      <style:paragraph-properties fo:margin-left="0in" fo:margin-right="0in" fo:text-indent="0.5in" style:auto-text-indent="false"/>
      <style:text-properties style:font-name="Arial" fo:font-style="normal" style:font-style-asian="normal" style:font-style-complex="normal"/>
    </style:style>
    <style:style style:name="P20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fo:color="#ff3333" style:font-name="Arial" fo:font-size="10pt" fo:font-weight="bold" officeooo:rsid="0015e8d7" officeooo:paragraph-rsid="0015e8d7" style:font-size-asian="10pt" style:font-weight-asian="bold" style:font-size-complex="10pt" style:font-weight-complex="bold"/>
    </style:style>
    <style:style style:name="P21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style:font-name="Arial" fo:font-style="normal" officeooo:rsid="0015f01c" officeooo:paragraph-rsid="0015f01c" style:font-style-asian="normal" style:font-style-complex="normal"/>
    </style:style>
    <style:style style:name="P22" style:family="paragraph" style:parent-style-name="Text_20_body">
      <style:text-properties style:font-name="Arial" fo:font-style="normal" style:font-style-asian="normal" style:font-style-complex="normal"/>
    </style:style>
    <style:style style:name="P23" style:family="paragraph" style:parent-style-name="Text_20_body">
      <style:text-properties style:font-name="Arial" fo:font-style="normal" style:font-name-asian="Palatino" style:font-style-asian="normal" style:font-style-complex="normal"/>
    </style:style>
    <style:style style:name="P24" style:family="paragraph" style:parent-style-name="Text_20_body">
      <style:text-properties style:font-name="Arial" fo:font-size="6pt" fo:font-style="normal" fo:font-weight="bold" style:font-size-asian="5.25pt" style:font-style-asian="normal" style:font-weight-asian="bold" style:font-name-complex="Times New Roman" style:font-size-complex="6pt" style:font-style-complex="normal" style:font-weight-complex="bold"/>
    </style:style>
    <style:style style:name="P25" style:family="paragraph" style:parent-style-name="Text_20_body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6" style:family="paragraph" style:parent-style-name="Body_20_Text_20_2">
      <style:text-properties style:font-name="Arial" fo:font-size="11pt" fo:font-style="normal" fo:font-weight="normal" style:font-size-asian="11pt" style:font-style-asian="normal" style:font-weight-asian="normal" style:font-name-complex="Times New Roman" style:font-style-complex="normal" style:font-weight-complex="bold"/>
    </style:style>
    <style:style style:name="P27" style:family="paragraph" style:parent-style-name="Teri">
      <style:text-properties style:font-name="Arial" fo:font-size="10pt" fo:font-style="normal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8" style:family="paragraph" style:parent-style-name="Standard">
      <style:text-properties style:font-name="Arial" fo:font-size="10pt" style:text-underline-style="solid" style:text-underline-width="auto" style:text-underline-color="font-color" fo:font-weight="bold" officeooo:rsid="0015e8d7" officeooo:paragraph-rsid="0015e8d7" style:font-size-asian="10pt" style:font-weight-asian="bold" style:font-size-complex="10pt" style:font-weight-complex="bold"/>
    </style:style>
    <style:style style:name="P29" style:family="paragraph" style:parent-style-name="Heading" style:master-page-name="Standard">
      <style:paragraph-properties style:page-number="auto"/>
      <style:text-properties style:font-name="Arial" fo:font-style="normal" style:font-style-asian="normal" style:font-style-complex="normal"/>
    </style:style>
    <style:style style:name="P30" style:family="paragraph" style:parent-style-name="Heading_20_1">
      <style:text-properties style:font-name="Arial" fo:font-style="normal" style:font-style-asian="normal" style:font-name-complex="Times New Roman" style:font-style-complex="normal"/>
    </style:style>
    <style:style style:name="P31" style:family="paragraph" style:parent-style-name="Heading_20_2">
      <style:text-properties style:font-name="Arial" fo:font-style="normal" style:font-style-asian="normal" style:font-style-complex="normal"/>
    </style:style>
    <style:style style:name="P32" style:family="paragraph">
      <style:paragraph-properties fo:text-align="star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P3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-complex="Times New Roman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name-complex="Liberation Sans1" style:font-weight-complex="bold"/>
    </style:style>
    <style:style style:name="T4" style:family="text">
      <style:text-properties fo:language="en" fo:country="US" fo:font-weight="bold" style:font-weight-asian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fo:color="#0000ff" style:text-underline-style="solid" style:text-underline-width="auto" style:text-underline-color="font-color"/>
    </style:style>
    <style:style style:name="T8" style:family="text">
      <style:text-properties fo:color="#0000ff" style:text-underline-style="solid" style:text-underline-width="auto" style:text-underline-color="font-color" fo:font-weight="bold" style:font-weight-asian="bold"/>
    </style:style>
    <style:style style:name="T9" style:family="text">
      <style:text-properties fo:color="#0000ff" style:text-underline-style="solid" style:text-underline-width="auto" style:text-underline-color="font-color" officeooo:rsid="001bdf5b"/>
    </style:style>
    <style:style style:name="T10" style:family="text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T11" style:family="text">
      <style:text-properties fo:font-size="14pt" fo:font-weight="bold" style:font-size-asian="14pt" style:font-weight-asian="bold"/>
    </style:style>
    <style:style style:name="T12" style:family="text">
      <style:text-properties fo:font-size="12pt" fo:font-weight="bold" style:font-size-asian="12pt" style:font-weight-asian="bold" style:font-name-complex="Times New Roman" style:font-weight-complex="bold"/>
    </style:style>
    <style:style style:name="T13" style:family="text">
      <style:text-properties fo:font-size="12pt" style:text-underline-style="solid" style:text-underline-width="auto" style:text-underline-color="font-color" fo:font-weight="bold" style:font-size-asian="12pt" style:font-weight-asian="bold" style:font-name-complex="Times New Roman" style:font-weight-complex="bold"/>
    </style:style>
    <style:style style:name="T14" style:family="text">
      <style:text-properties fo:font-size="12pt" fo:font-weight="normal" style:font-size-asian="12pt" style:font-weight-asian="normal" style:font-name-complex="Liberation Sans1" style:font-size-complex="12pt" style:font-weight-complex="normal"/>
    </style:style>
    <style:style style:name="T15" style:family="text">
      <style:text-properties fo:font-size="12pt" fo:font-weight="normal" officeooo:rsid="001a0a21" style:font-size-asian="12pt" style:font-weight-asian="normal" style:font-name-complex="Liberation Sans1" style:font-size-complex="12pt" style:font-weight-complex="normal"/>
    </style:style>
    <style:style style:name="T16" style:family="text">
      <style:text-properties fo:font-size="12pt" fo:font-weight="normal" officeooo:rsid="0015f01c" style:font-size-asian="12pt" style:font-weight-asian="normal" style:font-name-complex="Liberation Sans1" style:font-size-complex="12pt" style:font-weight-complex="normal"/>
    </style:style>
    <style:style style:name="T17" style:family="text">
      <style:text-properties fo:font-size="12pt" fo:font-weight="normal" style:font-size-asian="12pt" style:font-weight-asian="normal" style:font-name-complex="Liberation Sans1" style:font-size-complex="12pt" style:font-weight-complex="bold"/>
    </style:style>
    <style:style style:name="T18" style:family="text">
      <style:text-properties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font-weight="normal" style:font-weight-asian="normal" style:font-name-complex="Liberation Sans1" style:font-weight-complex="normal"/>
    </style:style>
    <style:style style:name="T20" style:family="text">
      <style:text-properties fo:font-style="normal" fo:font-weight="bold" style:font-style-asian="normal" style:font-weight-asian="bold" style:font-name-complex="Liberation Sans1" style:font-style-complex="normal" style:font-weight-complex="bold"/>
    </style:style>
    <style:style style:name="T21" style:family="text">
      <style:text-properties officeooo:rsid="0015e8d7"/>
    </style:style>
    <style:style style:name="T22" style:family="text">
      <style:text-properties officeooo:rsid="001b620f"/>
    </style:style>
    <style:style style:name="T23" style:family="text">
      <style:text-properties officeooo:rsid="001dd75b"/>
    </style:style>
    <style:style style:name="T24" style:family="text">
      <style:text-properties fo:font-size="10pt" fo:font-weight="normal" style:font-size-asian="10pt" style:font-weight-asian="normal" style:font-size-complex="10pt" style:font-weight-complex="normal"/>
    </style:style>
    <style:style style:name="T25" style:family="text">
      <style:text-properties officeooo:rsid="0020aebc"/>
    </style:style>
    <style:style style:name="gr1" style:family="graphic">
      <style:graphic-properties fo:background-color="#ffffff" fo:border="#000000" style:wrap="run-through" style:number-wrapped-paragraphs="no-limit" style:vertical-pos="top" style:vertical-rel="baseline" style:horizontal-pos="from-left" style:horizontal-rel="char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top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2" form:id="control2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3" form:id="control3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4" form:id="control4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5" form:id="control5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6" form:id="control6" form:tab-index="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7" form:id="control7" form:tab-index="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8" form:id="control8" form:tab-index="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9" form:id="control9" form:tab-index="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0" form:id="control10" form:tab-index="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1" form:id="control11" form:tab-index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2" form:id="control12" form:tab-index="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1" form:control-implementation="ooo:com.sun.star.form.component.CheckBox" xml:id="control13" form:id="control13" form:tab-index="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1" form:control-implementation="ooo:com.sun.star.form.component.CheckBox" xml:id="control14" form:id="control14" form:tab-index="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Applied Math 201<text:span text:style-name="T23">7</text:span> – <text:span text:style-name="T23">Spring</text:span> In-service</text:p>
      <text:h text:style-name="P31" text:outline-level="2">Registration</text:h>
      <text:h text:style-name="P30" text:outline-level="1">In-service Registration Fee: $1<text:span text:style-name="T23">3</text:span>5.00 ($1<text:span text:style-name="T23">6</text:span>0.00 on-site)</text:h>
      <text:p text:style-name="P2">(Includes continental breakfast, lunch and six (6) STEM Clock Hours)</text:p>
      <text:p text:style-name="P5"><text:tab/>Mail to:<text:tab/>Washington Applied Math Council (WAMC)</text:p>
      <text:p text:style-name="P7"><text:span text:style-name="T2"><text:tab/><text:tab/></text:span><text:span text:style-name="T4">C/O CNW</text:span></text:p>
      <text:p text:style-name="P10"><text:tab/><text:tab/>PO BOX 171</text:p>
      <text:p text:style-name="P7"><text:span text:style-name="T4"><text:tab/><text:tab/></text:span><text:span text:style-name="T2">Heisson WA <text:s text:c="2"/>98622-0171</text:span></text:p>
      <text:p text:style-name="P8"><text:tab/>Phone: <text:s/><text:span text:style-name="T2">(360) 687-1171 or</text:span></text:p>
      <text:p text:style-name="P6"><text:tab/>Fax: <text:s/>(360) 666-1198</text:p>
      <text:p text:style-name="P8"><text:span text:style-name="T2"><text:tab/>E-mail to: <text:s/></text:span><text:span text:style-name="T8">berickson@live.com</text:span></text:p>
      <text:p text:style-name="P3"/>
      <text:p text:style-name="P16"><text:span text:style-name="T14">Name:</text:span><text:span text:style-name="T18"><draw:control text:anchor-type="as-char" draw:z-index="0" draw:style-name="gr1" draw:text-style-name="P32" svg:width="2.5004in" svg:height="0.2504in" draw:control="control1"/></text:span><text:span text:style-name="T14"><text:tab/>School District:</text:span><text:span text:style-name="T18"><draw:control text:anchor-type="as-char" draw:z-index="1" draw:style-name="gr1" draw:text-style-name="P32" svg:width="2.2406in" svg:height="0.2504in" draw:control="control2"/></text:span><text:span text:style-name="T14"> </text:span></text:p>
      <text:p text:style-name="P16"><text:span text:style-name="T14">Address: </text:span><text:span text:style-name="T18"><draw:control text:anchor-type="as-char" draw:z-index="2" draw:style-name="gr1" draw:text-style-name="P32" svg:width="2.5004in" svg:height="0.2504in" draw:control="control3"/></text:span><text:span text:style-name="T14">City, Zip: </text:span><text:span text:style-name="T18"><draw:control text:anchor-type="as-char" draw:z-index="3" draw:style-name="gr1" draw:text-style-name="P32" svg:width="2.5004in" svg:height="0.2504in" draw:control="control4"/></text:span></text:p>
      <text:p text:style-name="P16"><text:span text:style-name="T14">School: </text:span><text:span text:style-name="T14"><draw:control text:anchor-type="as-char" draw:z-index="4" draw:style-name="gr1" draw:text-style-name="P32" svg:width="2.5004in" svg:height="0.2504in" draw:control="control5"/></text:span><text:span text:style-name="T14"><text:tab/>School Phone: </text:span><text:span text:style-name="T18"><draw:control text:anchor-type="as-char" draw:z-index="5" draw:style-name="gr1" draw:text-style-name="P32" svg:width="2.0004in" svg:height="0.2504in" draw:control="control6"/></text:span></text:p>
      <text:p text:style-name="P17"><text:span text:style-name="T15">Billing</text:span><text:span text:style-name="T14"> Address: </text:span><text:span text:style-name="T17"><draw:control text:anchor-type="as-char" draw:z-index="6" draw:style-name="gr1" draw:text-style-name="P32" svg:width="5.0004in" svg:height="0.2504in" draw:control="control7"/></text:span></text:p>
      <text:p text:style-name="P17"><text:span text:style-name="T14">School Email: </text:span><text:span text:style-name="T18"><draw:control text:anchor-type="as-char" draw:z-index="7" draw:style-name="gr1" draw:text-style-name="P32" svg:width="2.5004in" svg:height="0.2504in" draw:control="control8"/></text:span><text:span text:style-name="T14"> <text:s/>CTE Cert.# </text:span><text:span text:style-name="T18"><draw:control text:anchor-type="as-char" draw:z-index="8" draw:style-name="gr1" draw:text-style-name="P32" svg:width="1.7504in" svg:height="0.2504in" draw:control="control9"/></text:span></text:p>
      <text:p text:style-name="P17"><text:span text:style-name="T16">Alternate</text:span><text:span text:style-name="T14"> Email:</text:span><text:span text:style-name="T18"><draw:control text:anchor-type="as-char" draw:z-index="9" draw:style-name="gr1" draw:text-style-name="P32" svg:width="2.5004in" svg:height="0.2504in" draw:control="control10"/></text:span><text:span text:style-name="T14"> <text:s text:c="4"/></text:span></text:p>
      <text:p text:style-name="P17"><text:span text:style-name="T15">Check Number</text:span><text:span text:style-name="T14">: </text:span><text:span text:style-name="T14"><draw:control text:anchor-type="as-char" draw:z-index="10" draw:style-name="gr1" draw:text-style-name="P32" svg:width="2.0004in" svg:height="0.2504in" draw:control="control11"/></text:span><text:span text:style-name="T14"> </text:span><text:span text:style-name="T15">PO Number</text:span><text:span text:style-name="T14">:</text:span><text:span text:style-name="T14"><draw:control text:anchor-type="as-char" draw:z-index="11" draw:style-name="gr1" draw:text-style-name="P32" svg:width="2.0004in" svg:height="0.2504in" draw:control="control12"/></text:span><text:span text:style-name="T14"> <text:s text:c="5"/></text:span></text:p>
      <text:p text:style-name="P15"/>
      <text:p text:style-name="P28">Make Checks and POs payable to Washington Applied Math Council (WAMC)</text:p>
      <text:p text:style-name="P11"><text:span text:style-name="T20">Receipts available the day of in-service for non-preregistered</text:span><text:span text:style-name="T3"> <text:s/></text:span><text:span text:style-name="T19"><text:s text:c="3"/></text:span></text:p>
      <text:p text:style-name="P14"/>
      <text:p text:style-name="P20">The regular price of $1<text:span text:style-name="T22">3</text:span>5 applies for early inservice registrations ONLY. <text:s/>For registrations postmarked after <text:span text:style-name="T25">April 21, 2017</text:span> or on-site the cost is $1<text:span text:style-name="T22">6</text:span>0.00.</text:p>
      <text:p text:style-name="P18"/>
      <text:p text:style-name="P2"><text:span text:style-name="T6">Please specify which inservice you will attend</text:span>:</text:p>
      <text:p text:style-name="P12"/>
      <text:p text:style-name="P4"><draw:control text:anchor-type="as-char" draw:z-index="12" draw:style-name="gr2" draw:text-style-name="P33" svg:width="0.2504in" svg:height="0.2504in" draw:control="control13"/><text:span text:style-name="T21">WEST SIDE<text:tab/><text:tab/><text:tab/><text:tab/><text:tab/></text:span><text:span text:style-name="T21"><draw:control text:anchor-type="as-char" draw:z-index="13" draw:style-name="gr2" draw:text-style-name="P33" svg:width="0.2504in" svg:height="0.2504in" draw:control="control14"/></text:span><text:span text:style-name="T21">EAST SIDE<text:tab/></text:span></text:p>
      <text:p text:style-name="P19"><text:span text:style-name="T10">WEST SIDE </text:span><text:span text:style-name="T11"><text:tab/><text:tab/><text:tab/><text:tab/><text:tab/></text:span><text:span text:style-name="T10">EAST SIDE</text:span></text:p>
      <text:p text:style-name="P9">Wednesday, <text:span text:style-name="T23">May 3</text:span>, 201<text:span text:style-name="T23">7</text:span><text:tab/><text:tab/><text:tab/><text:tab/><text:tab/>Friday, <text:span text:style-name="T23">May 5</text:span>, 201<text:span text:style-name="T23">7</text:span></text:p>
      <text:p text:style-name="P9">ESD 113<text:tab/><text:tab/><text:tab/><text:tab/><text:tab/><text:tab/><text:tab/>Spokane Community College</text:p>
      <text:p text:style-name="P9">6005 Tyee Drive SW<text:tab/><text:tab/><text:tab/><text:tab/><text:tab/><text:tab/>North 1810 Greene Street</text:p>
      <text:p text:style-name="P27">Tumwater, WA <text:s/>98512<text:tab/><text:tab/><text:tab/><text:tab/><text:tab/><text:tab/>Spokane, WA <text:s/>99207</text:p>
      <text:p text:style-name="P1"><text:span text:style-name="T24"><text:tab/><text:tab/><text:tab/><text:tab/></text:span><text:tab/><text:tab/><text:tab/><text:tab/>“The Lair” <text:s/>Building #6</text:p>
      <text:p text:style-name="P1">8:30 a.m. – 3:30 p.m. (includes lunch)<text:tab/><text:tab/><text:tab/><text:tab/>8:30 a.m. – 3:30 p.m. (includes lunch)</text:p>
      <text:p text:style-name="P1"/>
      <text:p text:style-name="P21">For directions and additional Information check our web site at, www.wa-appliedmath.org </text:p>
      <text:p text:style-name="P26"/>
      <text:p text:style-name="P26">Please register early to ensure your place in these in-services. <text:s/><text:span text:style-name="T6">Cancellations received more than two weeks prior will be charged $25 and there are no refunds for cancellations received within two weeks of the inservice date or no-shows.</text:span></text:p>
      <text:p text:style-name="P13"/>
      <text:p text:style-name="P22"><text:span text:style-name="T12">These in-services fulfill, in part, the Assurance Statement signed by the district to continue in-service in the CTE Applied Math program and are approved by OSPI for </text:span><text:span text:style-name="T13">six STEM Clock Hours</text:span><text:span text:style-name="T12"> of credit each. </text:span></text:p>
      <text:p text:style-name="P24"/>
      <text:p text:style-name="P25"><text:span text:style-name="T1">For additional information call Ron Noble (509) 684-5541 or e-mail: </text:span><text:span text:style-name="T9">r</text:span><text:span text:style-name="T7">noble@wa-appliedmath.org</text:span></text:p>
      <text:p text:style-name="P23"><text:s text:c="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1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text-properties style:font-name="Palatino" fo:font-family="Palatino, 'Book Antiqua'" style:font-pitch="variable" fo:font-size="11pt" style:font-size-asian="11pt" style:font-name-complex="Palatino" style:font-family-complex="Palatino, 'Book Antiqua'" style:font-pitch-complex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Palatino" fo:font-family="Palatino, 'Book Antiqua'" style:font-pitch="variable" fo:font-size="14pt" style:font-size-asian="14pt" style:font-name-complex="Palatino" style:font-family-complex="Palatino, 'Book Antiqua'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8pt" style:font-size-asian="18pt"/>
    </style:style>
    <style:style style:name="Teri" style:family="paragraph" style:parent-style-name="Standard">
      <style:text-properties style:font-name="Palatino" fo:font-family="Palatino, 'Book Antiqua'" style:font-pitch="variable" fo:font-size="12pt" style:font-size-asian="12pt" style:font-name-complex="Palatino" style:font-family-complex="Palatino, 'Book Antiqua'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3752in" fo:margin-right="0in" fo:text-align="center" style:justify-single-word="false" fo:text-indent="0in" style:auto-text-indent="false">
        <style:tab-stops>
          <style:tab-stop style:position="6.5in"/>
        </style:tab-stops>
      </style:paragraph-properties>
      <style:text-properties style:font-name="Palatino" fo:font-family="Palatino, 'Book Antiqua'" style:font-pitch="variable" fo:font-size="14pt" fo:font-style="italic" fo:font-weight="bold" style:font-size-asian="14pt" style:font-style-asian="italic" style:font-weight-asian="bold" style:font-name-complex="Palatino" style:font-family-complex="Palatino, 'Book Antiqua'" style:font-pitch-complex="variable"/>
    </style:style>
    <style:style style:name="Body_20_Text_20_2" style:display-name="Body Text 2" style:family="paragraph" style:parent-style-name="Standard">
      <style:text-properties style:font-name="Palatino" fo:font-family="Palatino, 'Book Antiqua'" style:font-pitch="variable" fo:font-size="12pt" fo:font-weight="bold" style:font-size-asian="12pt" style:font-weight-asian="bold" style:font-name-complex="Palatino" style:font-family-complex="Palatino, 'Book Antiqua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402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plied Math 2000 – Fall Inservice</dc:title>
    <meta:initial-creator>Ronald Noble</meta:initial-creator>
    <meta:creation-date>2015-05-11T14:36:00</meta:creation-date>
    <dc:date>2016-05-23T05:20:38.574135581</dc:date>
    <meta:print-date>2013-10-13T17:25:00</meta:print-date>
    <meta:editing-cycles>16</meta:editing-cycles>
    <meta:editing-duration>PT2H29M49S</meta:editing-duration>
    <meta:generator>LibreOffice/5.1.2.2.0$Linux_X86_64 LibreOffice_project/10m0$Build-2</meta:generator>
    <meta:document-statistic meta:table-count="0" meta:image-count="0" meta:object-count="0" meta:page-count="1" meta:paragraph-count="35" meta:word-count="263" meta:character-count="1825" meta:non-whitespace-character-count="1482"/>
  </office:meta>
</office:document-meta>
</file>